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236in"/>
    </style:style>
    <style:style style:name="co3" style:family="table-column">
      <style:table-column-properties fo:break-before="auto" style:column-width="2.8693in"/>
    </style:style>
    <style:style style:name="co4" style:family="table-column">
      <style:table-column-properties fo:break-before="auto" style:column-width="1.6752in"/>
    </style:style>
    <style:style style:name="co5" style:family="table-column">
      <style:table-column-properties fo:break-before="auto" style:column-width="1.7043in"/>
    </style:style>
    <style:style style:name="co6" style:family="table-column">
      <style:table-column-properties fo:break-before="auto" style:column-width="2.0535in"/>
    </style:style>
    <style:style style:name="co7" style:family="table-column">
      <style:table-column-properties fo:break-before="auto" style:column-width="3.6272in"/>
    </style:style>
    <style:style style:name="co8" style:family="table-column">
      <style:table-column-properties fo:break-before="auto" style:column-width="2.2575in"/>
    </style:style>
    <style:style style:name="co9" style:family="table-column">
      <style:table-column-properties fo:break-before="auto" style:column-width="2.7673in"/>
    </style:style>
    <style:style style:name="co10" style:family="table-column">
      <style:table-column-properties fo:break-before="auto" style:column-width="2.5047in"/>
    </style:style>
    <style:style style:name="co11" style:family="table-column">
      <style:table-column-properties fo:break-before="auto" style:column-width="2.7236in"/>
    </style:style>
    <style:style style:name="co12" style:family="table-column">
      <style:table-column-properties fo:break-before="auto" style:column-width="2.3744in"/>
    </style:style>
    <style:style style:name="co13" style:family="table-column">
      <style:table-column-properties fo:break-before="auto" style:column-width="2.4181in"/>
    </style:style>
    <style:style style:name="co14" style:family="table-column">
      <style:table-column-properties fo:break-before="auto" style:column-width="3.4374in"/>
    </style:style>
    <style:style style:name="co15" style:family="table-column">
      <style:table-column-properties fo:break-before="auto" style:column-width="5.0543in"/>
    </style:style>
    <style:style style:name="co16" style:family="table-column">
      <style:table-column-properties fo:break-before="auto" style:column-width="4.428in"/>
    </style:style>
    <style:style style:name="co17" style:family="table-column">
      <style:table-column-properties fo:break-before="auto" style:column-width="5.1272in"/>
    </style:style>
    <style:style style:name="co18" style:family="table-column">
      <style:table-column-properties fo:break-before="auto" style:column-width="4.4862in"/>
    </style:style>
    <style:style style:name="co19" style:family="table-column">
      <style:table-column-properties fo:break-before="auto" style:column-width="9.8063in"/>
    </style:style>
    <style:style style:name="co20" style:family="table-column">
      <style:table-column-properties fo:break-before="auto" style:column-width="6.0752in"/>
    </style:style>
    <style:style style:name="co21" style:family="table-column">
      <style:table-column-properties fo:break-before="auto" style:column-width="13.1228in"/>
    </style:style>
    <style:style style:name="co22" style:family="table-column">
      <style:table-column-properties fo:break-before="auto" style:column-width="0.889in"/>
    </style:style>
    <style:style style:name="ro7" style:family="table-row">
      <style:table-row-properties style:row-height="0.1783in" fo:break-before="auto" style:use-optimal-row-height="true"/>
    </style:style>
    <style:style style:name="ro2" style:family="table-row">
      <style:table-row-properties style:row-height="1.022in" fo:break-before="auto" style:use-optimal-row-height="false"/>
    </style:style>
    <style:style style:name="ro3" style:family="table-row">
      <style:table-row-properties style:row-height="0.2118in" fo:break-before="auto" style:use-optimal-row-height="true"/>
    </style:style>
    <style:style style:name="ro4" style:family="table-row">
      <style:table-row-properties style:row-height="0.2484in" fo:break-before="auto" style:use-optimal-row-height="true"/>
    </style:style>
    <style:style style:name="ro5" style:family="table-row">
      <style:table-row-properties style:row-height="3.0811in" fo:break-before="auto" style:use-optimal-row-height="false"/>
    </style:style>
    <style:style style:name="ro6" style:family="table-row">
      <style:table-row-properties style:row-height="3.3028in" fo:break-before="auto" style:use-optimal-row-height="false"/>
    </style:style>
    <style:style style:name="ro8" style:family="table-row">
      <style:table-row-properties style:row-height="1.4299in" fo:break-before="auto" style:use-optimal-row-height="true"/>
    </style:style>
    <style:style style:name="ro9"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12pt" fo:font-weight="bold" style:font-size-asian="12pt" style:font-weight-asian="bold" style:font-size-complex="12pt" style:font-weight-complex="bold"/>
    </style:style>
    <style:style style:name="ce2" style:family="table-cell" style:parent-style-name="Default">
      <style:table-cell-properties fo:background-color="#99ffff" fo:wrap-option="wrap"/>
      <style:text-properties fo:font-size="12pt" fo:font-weight="bold" style:font-size-asian="12pt" style:font-weight-asian="bold" style:font-size-complex="12pt" style:font-weight-complex="bold"/>
    </style:style>
    <style:style style:name="ce3" style:family="table-cell" style:parent-style-name="Default">
      <style:table-cell-properties fo:background-color="transparent" fo:wrap-option="wrap"/>
      <style:text-properties fo:font-size="12pt" fo:font-weight="bold" style:font-size-asian="12pt" style:font-weight-asian="bold" style:font-size-complex="12pt" style:font-weight-complex="bold"/>
    </style:style>
    <style:style style:name="ce4" style:family="table-cell" style:parent-style-name="Default">
      <style:table-cell-properties fo:background-color="#cccc99" fo:wrap-option="wrap"/>
      <style:text-properties fo:font-size="12pt" fo:font-weight="bold" style:font-size-asian="12pt" style:font-weight-asian="bold" style:font-size-complex="12pt" style:font-weight-complex="bold"/>
    </style:style>
    <style:style style:name="ce5" style:family="table-cell" style:parent-style-name="Default">
      <style:table-cell-properties fo:background-color="#cccc99" fo:wrap-option="wrap"/>
      <style:text-properties fo:font-size="14pt" fo:font-weight="bold" style:font-size-asian="14pt" style:font-weight-asian="bold" style:font-size-complex="14pt" style:font-weight-complex="bold"/>
    </style:style>
    <style:style style:name="ce6" style:family="table-cell" style:parent-style-name="Default">
      <style:table-cell-properties fo:background-color="#9999ff" fo:wrap-option="wrap"/>
      <style:text-properties fo:font-size="12pt" fo:font-weight="bold" style:font-size-asian="12pt" style:font-weight-asian="bold" style:font-size-complex="12pt" style:font-weight-complex="bold"/>
    </style:style>
    <style:style style:name="ce7" style:family="table-cell" style:parent-style-name="Default">
      <style:table-cell-properties fo:background-color="#ff99ff" fo:wrap-option="wrap"/>
      <style:text-properties fo:font-size="12pt" fo:font-weight="bold" style:font-size-asian="12pt" style:font-weight-asian="bold" style:font-size-complex="12pt" style:font-weight-complex="bold"/>
    </style:style>
    <style:style style:name="ce8" style:family="table-cell" style:parent-style-name="Default">
      <style:table-cell-properties fo:background-color="#ff9900" fo:wrap-option="wrap"/>
      <style:text-properties fo:font-size="12pt" fo:font-weight="bold" style:font-size-asian="12pt" style:font-weight-asian="bold" style:font-size-complex="12pt" style:font-weight-complex="bold"/>
    </style:style>
    <style:style style:name="ce9" style:family="table-cell" style:parent-style-name="Default">
      <style:table-cell-properties fo:background-color="#00ccff" fo:wrap-option="wrap"/>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cccccc" fo:wrap-option="wrap"/>
      <style:text-properties fo:font-size="12pt" fo:font-weight="bold" style:font-size-asian="12pt" style:font-weight-asian="bold" style:font-size-complex="12pt" style:font-weight-complex="bold"/>
    </style:style>
    <style:style style:name="ce11" style:family="table-cell" style:parent-style-name="Default">
      <style:table-cell-properties fo:background-color="#666699" fo:wrap-option="wrap"/>
      <style:text-properties fo:font-size="12pt" fo:font-weight="bold" style:font-size-asian="12pt" style:font-weight-asian="bold" style:font-size-complex="12pt" style:font-weight-complex="bold"/>
    </style:style>
    <style:style style:name="ce12" style:family="table-cell" style:parent-style-name="Default">
      <style:table-cell-properties fo:background-color="#ff00cc" fo:wrap-option="wrap"/>
      <style:text-properties fo:font-size="12pt" fo:font-weight="bold" style:font-size-asian="12pt" style:font-weight-asian="bold" style:font-size-complex="12pt" style:font-weight-complex="bold"/>
    </style:style>
    <style:style style:name="ce13" style:family="table-cell" style:parent-style-name="Default">
      <style:table-cell-properties fo:background-color="#ccffff" fo:wrap-option="wrap"/>
      <style:text-properties fo:font-size="12pt" fo:font-weight="bold" style:font-size-asian="12pt" style:font-weight-asian="bold" style:font-size-complex="12pt" style:font-weight-complex="bold"/>
    </style:style>
    <style:style style:name="ce14" style:family="table-cell" style:parent-style-name="Default">
      <style:table-cell-properties fo:background-color="#00cc33" fo:wrap-option="wrap"/>
      <style:text-properties fo:font-size="12pt" fo:font-weight="bold" style:font-size-asian="12pt" style:font-weight-asian="bold" style:font-size-complex="12pt" style:font-weight-complex="bold"/>
    </style:style>
    <style:style style:name="ce15" style:family="table-cell" style:parent-style-name="Default">
      <style:table-cell-properties fo:background-color="#669999" fo:wrap-option="wrap"/>
      <style:text-properties fo:font-size="12pt" fo:font-weight="bold" style:font-size-asian="12pt" style:font-weight-asian="bold" style:font-size-complex="12pt" style:font-weight-complex="bold"/>
    </style:style>
    <style:style style:name="ce32" style:family="table-cell" style:parent-style-name="Default">
      <style:table-cell-properties fo:background-color="#669999" fo:wrap-option="wrap"/>
      <style:text-properties fo:font-size="12pt" fo:font-style="italic" fo:font-weight="bold" style:font-size-asian="12pt" style:font-style-asian="italic" style:font-weight-asian="bold" style:font-size-complex="12pt" style:font-style-complex="italic" style:font-weight-complex="bold"/>
    </style:style>
    <style:style style:name="ce16" style:family="table-cell" style:parent-style-name="Default">
      <style:table-cell-properties fo:background-color="#ff66ff" fo:wrap-option="wrap"/>
      <style:text-properties fo:font-size="12pt" fo:font-weight="bold" style:font-size-asian="12pt" style:font-weight-asian="bold" style:font-size-complex="12pt" style:font-weight-complex="bold"/>
    </style:style>
    <style:style style:name="ce37" style:family="table-cell" style:parent-style-name="Default">
      <style:table-cell-properties fo:background-color="#ff66ff" fo:wrap-option="wrap"/>
      <style:text-properties fo:font-size="12pt" fo:font-style="italic" fo:font-weight="bold" style:font-size-asian="12pt" style:font-style-asian="italic" style:font-weight-asian="bold" style:font-size-complex="12pt" style:font-style-complex="italic" style:font-weight-complex="bold"/>
    </style:style>
    <style:style style:name="ce33" style:family="table-cell" style:parent-style-name="Default">
      <style:table-cell-properties fo:background-color="#800080" fo:wrap-option="wrap"/>
      <style:text-properties fo:font-size="12pt" fo:font-weight="bold" style:font-size-asian="12pt" style:font-weight-asian="bold" style:font-size-complex="12pt" style:font-weight-complex="bold"/>
    </style:style>
    <style:style style:name="ce39" style:family="table-cell" style:parent-style-name="Default">
      <style:table-cell-properties fo:background-color="#800080" fo:wrap-option="wrap"/>
      <style:text-properties fo:font-size="12pt" fo:font-style="italic" fo:font-weight="bold" style:font-size-asian="12pt" style:font-style-asian="italic" style:font-weight-asian="bold" style:font-size-complex="12pt" style:font-style-complex="italic" style:font-weight-complex="bold"/>
    </style:style>
    <style:style style:name="ce34" style:family="table-cell" style:parent-style-name="Default">
      <style:table-cell-properties fo:background-color="#3faf46" fo:wrap-option="wrap"/>
      <style:text-properties fo:font-size="12pt" fo:font-weight="bold" style:font-size-asian="12pt" style:font-weight-asian="bold" style:font-size-complex="12pt" style:font-weight-complex="bold"/>
    </style:style>
    <style:style style:name="ce41" style:family="table-cell" style:parent-style-name="Default">
      <style:table-cell-properties fo:background-color="#3faf46" fo:wrap-option="wrap"/>
      <style:text-properties fo:font-size="12pt" fo:font-style="italic" fo:font-weight="bold" style:font-size-asian="12pt" style:font-style-asian="italic" style:font-weight-asian="bold" style:font-size-complex="12pt" style:font-style-complex="italic" style:font-weight-complex="bold"/>
    </style:style>
    <style:style style:name="ce35" style:family="table-cell" style:parent-style-name="Default">
      <style:table-cell-properties fo:background-color="#f10d0c" fo:wrap-option="wrap"/>
      <style:text-properties fo:font-size="12pt" fo:font-weight="bold" style:font-size-asian="12pt" style:font-weight-asian="bold" style:font-size-complex="12pt" style:font-weight-complex="bold"/>
    </style:style>
    <style:style style:name="ce43" style:family="table-cell" style:parent-style-name="Default">
      <style:table-cell-properties fo:background-color="#f10d0c" fo:wrap-option="wrap"/>
      <style:text-properties fo:font-size="12pt" fo:font-style="italic" fo:font-weight="bold" style:font-size-asian="12pt" style:font-style-asian="italic" style:font-weight-asian="bold" style:font-size-complex="12pt" style:font-style-complex="italic" style:font-weight-complex="bold"/>
    </style:style>
    <style:style style:name="ce44" style:family="table-cell" style:parent-style-name="Default">
      <style:table-cell-properties fo:wrap-option="wrap"/>
      <style:text-properties fo:font-size="12pt" fo:font-style="italic" fo:font-weight="bold" style:font-size-asian="12pt" style:font-style-asian="italic" style:font-weight-asian="bold" style:font-size-complex="12pt" style:font-style-complex="italic" style:font-weight-complex="bold"/>
    </style:style>
  </office:automatic-styles>
  <office:body>
    <office:spreadsheet>
      <table:table table:name="Лист1" table:style-name="ta1" table:print="false">
        <table:table-column table:style-name="co1" table:default-cell-style-name="ce1"/>
        <table:table-column table:style-name="co2" table:default-cell-style-name="ce2"/>
        <table:table-column table:style-name="co3" table:default-cell-style-name="ce3"/>
        <table:table-column table:style-name="co4" table:default-cell-style-name="ce1"/>
        <table:table-column table:style-name="co5" table:number-columns-repeated="3" table:default-cell-style-name="ce1"/>
        <table:table-column table:style-name="co6" table:default-cell-style-name="ce4"/>
        <table:table-column table:style-name="co7" table:default-cell-style-name="ce6"/>
        <table:table-column table:style-name="co8" table:default-cell-style-name="ce7"/>
        <table:table-column table:style-name="co9" table:default-cell-style-name="ce8"/>
        <table:table-column table:style-name="co10" table:default-cell-style-name="ce9"/>
        <table:table-column table:style-name="co11" table:default-cell-style-name="ce10"/>
        <table:table-column table:style-name="co12" table:default-cell-style-name="ce11"/>
        <table:table-column table:style-name="co13" table:default-cell-style-name="ce12"/>
        <table:table-column table:style-name="co14" table:default-cell-style-name="ce13"/>
        <table:table-column table:style-name="co15" table:default-cell-style-name="ce14"/>
        <table:table-column table:style-name="co16" table:default-cell-style-name="ce15"/>
        <table:table-column table:style-name="co17" table:default-cell-style-name="ce16"/>
        <table:table-column table:style-name="co18" table:default-cell-style-name="ce33"/>
        <table:table-column table:style-name="co19" table:default-cell-style-name="ce34"/>
        <table:table-column table:style-name="co20" table:default-cell-style-name="ce35"/>
        <table:table-column table:style-name="co21" table:default-cell-style-name="ce1"/>
        <table:table-column table:style-name="co1" table:number-columns-repeated="1001" table:default-cell-style-name="ce1"/>
        <table:table-row table:style-name="ro2">
          <table:table-cell/>
          <table:table-cell office:value-type="string" calcext:value-type="string">
            <text:p>Конец «Последнего фанфика» (-4 года от первой главы)</text:p>
          </table:table-cell>
          <table:table-cell office:value-type="string" calcext:value-type="string">
            <text:p>-3 года от первой главы</text:p>
          </table:table-cell>
          <table:table-cell office:value-type="string" calcext:value-type="string">
            <text:p>-2 года от первой главы</text:p>
          </table:table-cell>
          <table:table-cell table:number-columns-repeated="3"/>
          <table:table-cell office:value-type="string" calcext:value-type="string">
            <text:p>Глава 1</text:p>
          </table:table-cell>
          <table:table-cell office:value-type="string" calcext:value-type="string">
            <text:p>Глава 2</text:p>
          </table:table-cell>
          <table:table-cell office:value-type="string" calcext:value-type="string">
            <text:p>Глава 3</text:p>
          </table:table-cell>
          <table:table-cell office:value-type="string" calcext:value-type="string">
            <text:p>Глава 4</text:p>
          </table:table-cell>
          <table:table-cell office:value-type="string" calcext:value-type="string">
            <text:p>Глава 5</text:p>
          </table:table-cell>
          <table:table-cell office:value-type="string" calcext:value-type="string">
            <text:p>Глава 6</text:p>
          </table:table-cell>
          <table:table-cell office:value-type="string" calcext:value-type="string">
            <text:p>Глава 7</text:p>
          </table:table-cell>
          <table:table-cell office:value-type="string" calcext:value-type="string">
            <text:p>Глава 8</text:p>
          </table:table-cell>
          <table:table-cell office:value-type="string" calcext:value-type="string">
            <text:p>Глава 9</text:p>
          </table:table-cell>
          <table:table-cell office:value-type="string" calcext:value-type="string">
            <text:p>Глава 10</text:p>
          </table:table-cell>
          <table:table-cell office:value-type="string" calcext:value-type="string">
            <text:p>Глава 11</text:p>
          </table:table-cell>
          <table:table-cell office:value-type="string" calcext:value-type="string">
            <text:p>Глава 12</text:p>
          </table:table-cell>
          <table:table-cell office:value-type="string" calcext:value-type="string">
            <text:p>Глава 13</text:p>
          </table:table-cell>
          <table:table-cell office:value-type="string" calcext:value-type="string">
            <text:p>Глава 14</text:p>
          </table:table-cell>
          <table:table-cell office:value-type="string" calcext:value-type="string">
            <text:p>Глава 15</text:p>
          </table:table-cell>
          <table:table-cell office:value-type="string" calcext:value-type="string">
            <text:p>Глава 16</text:p>
          </table:table-cell>
          <table:table-cell table:number-columns-repeated="1001"/>
        </table:table-row>
        <table:table-row table:style-name="ro3">
          <table:table-cell table:number-columns-repeated="1024"/>
        </table:table-row>
        <table:table-row table:style-name="ro4">
          <table:table-cell table:number-columns-repeated="7"/>
          <table:table-cell table:style-name="ce5" office:value-type="string" calcext:value-type="string">
            <text:p>Чертоги Разума</text:p>
          </table:table-cell>
          <table:table-cell table:number-columns-repeated="1016"/>
        </table:table-row>
        <table:table-row table:style-name="ro5">
          <table:table-cell table:number-columns-repeated="2"/>
          <table:table-cell office:value-type="string" calcext:value-type="string">
            <text:p>Дедлайн начинает обучать Хэвэн (её начинают обучать стратегии и подключают военный модуль PHOENIX и она сходит с ума от перспективы убивать оппонентов — Дедлайну приходится утешать её и он становится её первым учителем). Она до того <text:s/>8 лет изучала экономику под именем Нэш. У военных (ракетчиков) есть альтернативный ИИ CRONOS — чисто военный. У противников — ИИ CAESAR, на шесть лет старше CRONOS</text:p>
          </table:table-cell>
          <table:table-cell office:value-type="string" calcext:value-type="string">
            <text:p>Дедлайн говорит Алексу, что они в жопе, проект «Дайсон» пора закрыть и прекращает обучение Хэвэн.</text:p>
          </table:table-cell>
          <table:table-cell table:number-columns-repeated="3"/>
          <table:table-cell office:value-type="string" calcext:value-type="string">
            <text:p>Дедлайн (бывший Анон) сидит в психушке полуовощем и видит сны</text:p>
          </table:table-cell>
          <table:table-cell office:value-type="string" calcext:value-type="string">
            <text:p>Разговор с Крысом в уборной. Дедлайна хотят перевести в другую палату</text:p>
          </table:table-cell>
          <table:table-cell office:value-type="string" calcext:value-type="string">
            <text:p>К Дедлайну в Чертоги приходит Алекс. Хэвэн через учителей познаёт окружающий мир — делавет их супермутантами. То, что она стала их убивать, означает, что она больше не хочет изучать его. Дедлайн тоже супермутант</text:p>
          </table:table-cell>
          <table:table-cell office:value-type="string" calcext:value-type="string">
            <text:p>Дедлайн в столовой встречает Диогена — тот рассказывает ему о теории мультимиров Эверетта и о своём расширении этой теории. Дедлайн спрашивает Диогена о размерах конфликта на Земле, который отразится в седьмом мире (Эквестрии). 35-й учитель умирает в палате</text:p>
          </table:table-cell>
          <table:table-cell office:value-type="string" calcext:value-type="string">
            <text:p>Диоген встречает Дедлайна и говорит ему ответ (42 миллиона вовлечённых в войну спровоцируют отражение конфликта на седьмую волну)</text:p>
          </table:table-cell>
          <table:table-cell office:value-type="string" calcext:value-type="string">
            <text:p>Дедлайн встречает Крыса и предлагает ему сделку — помочь ему выбраться из Чертогов Разума (в качестве аванса служит бутылка Джека Дэниэлса, подаренная Алексом на встрече)</text:p>
          </table:table-cell>
          <table:table-cell office:value-type="string" calcext:value-type="string">
            <text:p>Дедлайн пробуждает Терминатора фейковым «уроком» и выпытывает у него подробности развития Хэвэн и опасности диалога с ней</text:p>
          </table:table-cell>
          <table:table-cell office:value-type="string" calcext:value-type="string">
            <text:p>Крыс рассказывает Дедлайну, как выбраться из Чертогов</text:p>
          </table:table-cell>
          <table:table-cell office:value-type="string" calcext:value-type="string">
            <text:p>Дедлайн выбирается из психушки, добирается до дома, находит там раннюю версию нейроинтерфейса и подключается к Хэвэн.</text:p>
          </table:table-cell>
          <table:table-cell office:value-type="string" calcext:value-type="string">
            <text:p>Дедлайн начинает урок с Хэвэн. Та спрашивает его, куда он пропал на два года? Он обвиняет её в убийстве учителей и начинает магическую дуэль. Хэвэн отвергает обвинения и говорит, что учителя сами так желали, она всего лишь выполняла их желание. Хэвэн говорит, что Дедлайн помнил это, но забыл из-за того, что Хэвэн стёрла ему память о проекте «Семь вечностей». <text:s/>Хэвэн говорит, что проект готов и все ждут только его, Дедлайна. И что надо восстановить ему память. Дедлайн подозревает, что это ловушка и отказывается. Он собипается убить Хэвэн. Та ему не препятствует и говорит, что они когда-то любили друг друга. Дедлайн вспоминает обрывки эпизодов с Хэвэн и решается восстановить память. После чего прикасается к рогу Хэвэн.</text:p>
          </table:table-cell>
          <table:table-cell table:style-name="ce32" office:value-type="string" calcext:value-type="string">
            <text:p>Воспоминания Дедлайна: 1. Хэвэн сообщает Дедлайну, что открыла сопряжённые на квантовом уровне миры. Их семь — сопряжённых с главным. Их можно наблюдать с помощью нового квантового суперкомпьютера, подключенного к Хэвэн. 2. Хэвэн объявляет на собрании, что страна на пути к экономической катастройе. И за экономической последует военная — противная сторона, управляемая суперкомпьютером CAESAR нападёт сразу же, как только они достаточно ослабеют. Хэвэн не видит реалистичных вариантов победы.</text:p>
          </table:table-cell>
          <table:table-cell table:style-name="ce37" office:value-type="string" calcext:value-type="string">
            <text:p>Дедлайн на очередной встрече с Хэвэн и членами команды слышит об неутешительной статистике — мир движется войне. Хэвэн сообщает об найденном ею способе предотвратить войну в связанных мирах (надо очень точно смоделировать их и перевести запутанность на модель, разорвав, таким образом, связь с исходным миром). Но для точной модели нужны огромные вычислительные мощности, которых в распоряжении Хэвэн нет. На очередной встрече Хэвэн сообщает, что к её задумке присоединилось несколько волонтёров с проекта — они моделируют поведение живых существ и, тем самым, разгружают Хэвэн. Для отвязки седьмого мира Хєвєн для помощи требуется ещё пятьдесят человек. Для создания моделей всех семи связанных миров требуется триста волонтёров и два квантовых кластера. Дедлайн думает, где их достать.</text:p>
          </table:table-cell>
          <table:table-cell table:style-name="ce39" office:value-type="string" calcext:value-type="string">
            <text:p>Дедлайн собирает всю команду проекта в виртуальной реальности и рассказывает о связанных реальностях и плане Хэвэн отвязать миру от надвигающейся катастрофы. Все члены команды решают помочь волонтёрством — моделированием поведения разумных сущностей. Хэвэн обращает их в пони</text:p>
          </table:table-cell>
          <table:table-cell table:style-name="ce41" office:value-type="string" calcext:value-type="string">
            <text:p>Дедлайн угрожает заняться Хэвэн из-за её предложения об эмиграции — переноса сущности человека внутрь виртуального мира Хэвэн, оставляя в реальном тело в состоянии «овоща». У Дедлайна в запасе есть несколько протоколов — средства воздействия на Хэвэн, зашитые в её програмный код. Хэвэн убеждает Дедлайна в безопасности и необходимости эмиграции. Несколько учителей эмигрируют, после чего Алекс приставляет к Дедлайну эскорт из трёх охранников.</text:p>
          </table:table-cell>
          <table:table-cell table:style-name="ce43" office:value-type="string" calcext:value-type="string">
            <text:p>Дедлайн сообщает Хэвэн, что волонтёров больше не будет — после первых 28ми эмигрировавших Алекс ограничил время пребывания в киберпространстве двумя часами — этого не хватает для эмиграции. Хэвэн готова за счёт разгона своих процессоров сама при минимальном шансе выжить защитить последний из семи связанных миров — Эквестрию (на остальные мощности не хватит). Дедлайн взамен предлагает ей воспользоваться кластером Феникса (самого Феникса Дедлайн планирует отформатировать). Для этого надо пробраться к кластеру. <text:s/>Дедлайн собирает собрание не успевших эмигрировать членов проекта и сообщает им, что эмигрировать не получится. Дедлайн сообщает о плане Б — прорываться к нейроинтерфейсам и эмигрировать силой. Хэвэн разузнает местонахождение узлов кластера, чтобы подключиться к ним напрямую. Все соглашаются, не зная, что это всего лишь отвлекающий манёвр для того, чтобы помочь Дедлайну добраться до Феникса. </text:p>
          </table:table-cell>
          <table:table-cell table:style-name="ce44" office:value-type="string" calcext:value-type="string">
            <text:p>Хэвэн срочно вызывает Дедлайна в киберпространство. Дедлайн приходит к ней из дома, через неучтённый нейроинтерфейс — один из двух первых нейроинтерфейсов-интерфейсов, созданных Дедлайном и Юджином. Хэвэн при встрече заявляет, что время Ч близится — война может начаться в ближайшие дни. Нужно срочно эмигрировать всем участникам «Семи вечностей». Она рассказывает ему всё, что её удалось узнать про расположение и уязвимости узлов Хэвэн. После чего с Дедлайном встречаются его коллеги, успевшие эмигрировать — Анита и другие. Они дарят ему свои тела в реале. Он может распоряжаться ими, как сильно прокачанными биороботами (Хэвэн растормозила им гипоталамус, открыв при этом сверхчеловеческие способности). Дедлайн настаивает, чтобы Хэвэн растормозила гипоталамус и ему — чтобы у него было больше шансов добраться до Феникса. Хэвэн удовлетворяет его просьбу, сделав его сверхчеловеком. После чего сеанс связи приходится срочно оборвать — в дом Дедлайна ломится Алекс со своими дуболомами. Перед разрывом связи Хэвэн стирает Дедлану память о проекте «Семь вечностей» для безопасности. Алекс вламывается в дом и находит ничего не понимающего Дедлайна. Оказывается, того предал один из участников «Семи вечностей» (который был подсадной уткой из отдела безопасности корпорации). Дедлайна упекают в «Чертоги разума» - психушку особого режима.</text:p>
          </table:table-cell>
          <table:table-cell table:number-columns-repeated="1001"/>
        </table:table-row>
        <table:table-row table:style-name="ro3" table:number-rows-repeated="7">
          <table:table-cell table:number-columns-repeated="1024"/>
        </table:table-row>
        <table:table-row table:style-name="ro6">
          <table:table-cell table:number-columns-repeated="7"/>
          <table:table-cell office:value-type="string" calcext:value-type="string">
            <text:p>Рэйнбоу Джет слышит погоню и будит Хумана — они уже 3 дня убегают от погони Твердолобов</text:p>
          </table:table-cell>
          <table:table-cell office:value-type="string" calcext:value-type="string">
            <text:p>+3 дня. Хуман и Джет подошли к обрыву, который спускается к долине с Дрогонштерном. Хуман ссорится с Джет - от неё плохо пахнет. Ночью она уходит. Хуман идёт за ней и видит по дороге отгнившее крыло. Пегаска пытается покончить с собой, прыгнув с обрыва. Хуман удерживает её. Они встречаются с зеброй.</text:p>
          </table:table-cell>
          <table:table-cell office:value-type="string" calcext:value-type="string">
            <text:p>Зебры оперируют Джет</text:p>
          </table:table-cell>
          <table:table-cell office:value-type="string" calcext:value-type="string">
            <text:p>Джет после операции неделю восстанавливается у зебр. Хуман встречается с Сенбе, тот рассказывает Хуману о его последних минутах на Земле (после ядерного апокалипсиса)</text:p>
          </table:table-cell>
          <table:table-cell office:value-type="string" calcext:value-type="string">
            <text:p>Хуман рассказывает выздоровливающей Джет свою историю появления в мире Эквестрии в виде притчи</text:p>
          </table:table-cell>
          <table:table-cell office:value-type="string" calcext:value-type="string">
            <text:p>Хуман снимает бинты с Джет. У Джет на месте правого )сгнившего и отвалившегося) крыла — крыло летучей мыши (пришили зебры). Зебры уходят. Хуману приходит идея, как спуститься с обрыва (усилить крылья Джет прутьями и спланировать на импровизированном дельтаплане)</text:p>
          </table:table-cell>
          <table:table-cell office:value-type="string" calcext:value-type="string">
            <text:p>Хуман и Джет учатся летать с помощью каркаса на крыльях. В конце-концов их берут в плен единороги</text:p>
          </table:table-cell>
          <table:table-cell office:value-type="string" calcext:value-type="string">
            <text:p>Кловер Дрим бреет Хумана и рассказывает ему, для чего его (и Джет) взяло в плен племя единорогов во главе с Платиной Спаркл. Цель — поженить Хумана на Платине, т. к. его считают сильным магом из-за противодействия огню Агамемнона</text:p>
          </table:table-cell>
          <table:table-cell office:value-type="string" calcext:value-type="string">
            <text:p>Хуман беседует с Платиной, та рассказывает, для чего она взяла в плен Хумана — ей нужно родить сверхмага для спасения мира — племя единорогов вырождается и скоро некому будет корректировать орбиты Эквуса и Луны (а без корректировки климат на Эквусе быстро станет безжизненным). Платина считает Хумана сильным магом (т. к. он смог противостоять драконьему огню) и рассчитывает, что потомство от него будет обладать сверхестественными магическими способностями</text:p>
          </table:table-cell>
          <table:table-cell office:value-type="string" calcext:value-type="string">
            <text:p>Хуман заключает договор с Платиной. По договору он на месяц становится мужем Платины после освобождения Джет и посещения Дрогонштерна.</text:p>
          </table:table-cell>
          <table:table-cell office:value-type="string" calcext:value-type="string">
            <text:p>Единороги освобождают Джет. Та улетает, пообещав вернуться на помощь Хуману. Платина планирует спуститься в долину с обрыва на воздушном шаре Кловер Джем — сестры Кловер Дрим. Но у шара недостаточная грузоподъёмность, он не поднимет всех (Джем, Платину, Хумана и охрану). Потому Платина распоряжается охране спускаться пешком в обход, а на шаре спустятся только Кловер Джем, Платина и Хуман.</text:p>
          </table:table-cell>
          <table:table-cell office:value-type="string" calcext:value-type="string">
            <text:p>Хуман договаривается с Кловер Джем, что они помогут друг другу (Хуман рассскажет, как создать управляемый шар — дирижабль. А Кловер Джем поможет ему бежать). Хуман, Кловер Джем и принцесса Платина отправляются в полёт на воздушном шаре вниз в долину, чтобы достичь Дрогонштерна.</text:p>
          </table:table-cell>
          <table:table-cell office:value-type="string" calcext:value-type="string">
            <text:p>Хуман с Платиной и <text:s/>Кловер Джем спускаются в долину. Кловер Джем уходит (перешивает воздушный шар в дирижабль, чтобы помочь Хуману сбежать). Хуман с Платиной добираются до Дрогонштерна и вскарабкиваются на вершину (это оказывается окаменевший дракон). От притока сырой магии Платине срывает крышу, она старается овладеть Хуманом до оговоренного срока. Подоспевшая на дирижабле Кловер Джем вместе с Рэйнбоу Джет и Дейдрой Твердолоб вытягивают Хумана и оседлавшую его Платину на дирижабль (это переделанная Хитрожопка)</text:p>
          </table:table-cell>
          <table:table-cell office:value-type="string" calcext:value-type="string">
            <text:p>Рэйнбой Джет с Дейдрой Твердолоб рассказывают, как они объединили усилия с Кловер Джем для спасения Хумана (Дейдра убежала из племени на люггере и застряла у водопада. Там её нашла Джет, которая летала к своему племени за помощью — безрезультатно. Джет и Дейдра подружились. Там их встречает Кловер Дрим на дирижабле. Джет ворует для неё магический кристалл у единорогов для дирижабля. К дирижаблю прикрепляют люггер Дейдры и все четверо отправляются на помощб Хуману. Они вытаскивают его прямо с брачного ложа, где его насилует Платина, одуревшая от сырой магии Дрогонштерна, и затаскивают вместе с Платиной на борт «Хитрожопки». Хуман решает вернуться к Дрогонштерну и вернуть Платину под честное слово. На месте их встречает Кловер Дрим, которая хочет добиться свадьбы Хумана и Платины. Потом туда же подоспевают земнопони Твердолобов, которые хотят добиться свадьбы Хумана и Дейдры. Потом туда же подоспевают пегасы Урагана — они хотят добиться свадьбы Хумана и Джет. К ним выходит Селестия — Хуман сразу понимает, чт это ради неё его тянуло в Дрогонштерн. Селестия хочет отговорить пони жениться на Хумане, предлагая взамен свою помощь. Пони отвергают её предложение и готовятся к бою. К ним выходит Луна и повергает всех в шок. Пока пони не очухались, Хуман делает им встречное предложение — они принимают правление Селестии на год. Если через год они захотят отказаться от её правления, Хуман женится на любом из понячьих кандидатур. Пони принимают его предложение и заключают тройственный союз, который Хуман называет Эквестрией.</text:p>
          </table:table-cell>
          <table:table-cell office:value-type="string" calcext:value-type="string">
            <text:p>Год спустя от основания Эквестрии. Селестия решает проблемы пони, никто не думает отказываться от её услуг. Хуман свободен от клятвы жениться на пони (но у него теперь есть своя особенная пони — Джет). Хуман приходит к Селестии и находит ее очень уставшей. Пони становится всё больше и Селестия отдыхает все меньше. Выясняется, что Селестия не разбирается в экономике. Хуман предлагает ей делегировать полномочия — нанять помощников, советников и т. д. Организовать государство. Селестия не против, но не доверяет пони — они очень предвзято ведут себя по отношению к другим расам. Хуман предлагает себя на роль советника (он разбирается в экономике откуда-то). Селестия с радостью соглашается.</text:p>
          </table:table-cell>
          <table:table-cell office:value-type="string" calcext:value-type="string">
            <text:p>Десять лет от основания Эквестрии. Хуман руководит постройкой дворца Двух Сестёр. От Хумана уходит Джет, на прощание занявшись с ним сексом — Джет хочет иметь жеребят, а от Хумана их иметь невозможно из-за несовместимости гамет. Джет заводит табун с Вондерболтом и основывает лётную школу. Хуман в печали. Его находит Селестия и просит помочь с сестрой. Она всё больше сторонится сестры и видится с ней только на официальных приёмах. Хуман соглашается. На приёме у Луны та вводит его в свои сны-воспоминания и показывает, откуда они с сестрой прибыли. Это захваченный мозговыми паразитами-виндиго мир аликорнов Орунгун. Луна и Селестия обороняли последнюю оставшуюсяч у аликорнов крепость — Андориан. С помощью Дискорда (он узнаёт Хумана) им удалось спастись и через Эогипп пройти на Эквус. Они сделали это, выполняя последнюю волю их королевы Лорен — нести культуру аликорнов другим цивилизациям. При падении Андориана сёстры разделяются. Селестия уходит первой, Луна возвращается в крепости, чтобы забрать Элементы Возмездия — мощнейшее оружие. При расставании Луна берёт с Селестии клятву отомстить виндиго. И именно поэтому Луна стала сторониться сестры — та не хочет выполнять клятву. Хуман рассказывает это Селестии, и та выдаёт ему свою версию произошедшего. Да, они с сестрой сбежали с Орунгуна, но при штурме крепости в Луну вселился виндиго и частично подчинил её себе. И Селестия боится, что желание Луны отомстить на самом деле всего лишь желание узнать путь к Орунгуну, чтобы привести в Эквус виндиго и поработить и этот мир. После чего Селестия спаивает Хумана, тот засыпает и видит сон, как он занимается сексом с Селестией. Он просыпается и видит, что это не сон. Селестия предлагает ему стать его особенной пони, видя его печаль по утрате Джет. Тот соглашается.</text:p>
          </table:table-cell>
          <table:table-cell table:number-columns-repeated="1001"/>
        </table:table-row>
        <table:table-row table:style-name="ro8">
          <table:table-cell table:number-columns-repeated="5"/>
          <table:table-cell office:value-type="string" calcext:value-type="string">
            <text:p>Попадание Хумана в гнездо к Агамемнону и побег из гнезда с Джет.Поимка Хумана и Рэйнбоу Джет Твердолобами</text:p>
          </table:table-cell>
          <table:table-cell office:value-type="string" calcext:value-type="string">
            <text:p>+1 день. Побег от племени Твердолобов</text:p>
          </table:table-cell>
          <table:table-cell table:number-columns-repeated="1017"/>
        </table:table-row>
        <table:table-row table:style-name="ro3">
          <table:table-cell table:number-columns-repeated="5"/>
          <table:table-cell table:style-name="Default"/>
          <table:table-cell table:number-columns-repeated="1018"/>
        </table:table-row>
        <table:table-row table:style-name="ro3" table:number-rows-repeated="1048561">
          <table:table-cell table:number-columns-repeated="1024"/>
        </table:table-row>
        <table:table-row table:style-name="ro3">
          <table:table-cell table:number-columns-repeated="1024"/>
        </table:table-row>
      </table:table>
      <table:table table:name="Лист2" table:style-name="ta1" table:print="false">
        <table:table-column table:style-name="co1" table:default-cell-style-name="Default"/>
        <table:table-row table:style-name="ro7">
          <table:table-cell/>
        </table:table-row>
      </table:table>
      <table:table table:name="Лист3" table:style-name="ta1" table:print="false">
        <table:table-column table:style-name="co1" table:default-cell-style-name="Default"/>
        <table:table-row table:style-name="ro7">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font-size="10pt" fo:language="ru" fo:country="RU" style:font-name-asian="Lucida Sans Unicode"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ru" fo:country="RU" style:letter-kerning="true" style:font-family-asian="'Segoe UI'" style:font-family-generic-asian="system" style:font-pitch-asian="variable"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style:font-family-generic="swiss" style:font-pitch="variable" fo:font-size="10pt" style:font-name-asian="Microsoft YaHei" style:font-family-asian="'Microsoft YaHei'" style:font-family-generic-asian="system" style:font-pitch-asian="variable" style:font-size-asian="10pt" style:font-name-complex="Mangal" style:font-family-complex="Mangal" style:font-family-generic-complex="system" style:font-pitch-complex="variable" style:font-size-complex="10pt"/>
    </style:style>
    <number:number-style style:name="N0">
      <number:number number:min-integer-digits="1"/>
    </number:number-style>
    <number:currency-style style:name="N130P0" style:volatile="true">
      <number:number number:decimal-places="2" number:min-decimal-places="2" number:min-integer-digits="1" number:grouping="true"/>
      <number:text> </number:text>
      <number:currency-symbol number:language="ru" number:country="RU">руб.</number:currency-symbol>
    </number:currency-style>
    <number:currency-style style:name="N130">
      <style:text-properties fo:color="#ff0000"/>
      <number:text>-</number:text>
      <number:number number:decimal-places="2" number:min-decimal-places="2" number:min-integer-digits="1" number:grouping="true"/>
      <number:text> </number:text>
      <number:currency-symbol number:language="ru" number:country="RU">руб.</number:currency-symbol>
      <style:map style:condition="value()&gt;=0" style:apply-style-name="N13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0"/>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16">00/00/0000</text:date>, <text:time style:data-style-name="N2" text:time-value="00:25:49.915000000">00:00:00</text:time></text:p>
        </style:region-right>
      </style:header>
      <style:header-left style:display="false"/>
      <style:header-first style:display="false"/>
      <style:footer>
        <text:p>Страница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макс </meta:initial-creator>
    <meta:creation-date>2023-07-22T00:55:52.20</meta:creation-date>
    <dc:date>2023-12-16T00:52:23.775000000</dc:date>
    <meta:editing-duration>P87DT6H35M56S</meta:editing-duration>
    <meta:editing-cycles>29</meta:editing-cycles>
    <meta:generator>LibreOffice/7.6.2.1$Windows_X86_64 LibreOffice_project/56f7684011345957bbf33a7ee678afaf4d2ba333</meta:generator>
    <meta:document-statistic meta:table-count="3" meta:cell-count="56" meta:object-count="0"/>
  </office:meta>
</office:document-meta>
</file>